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4" style:family="table">
      <style:table-properties style:width="16.896cm" table:align="margins" table:border-model="collapsing"/>
    </style:style>
    <style:style style:name="T4.A" style:family="table-column">
      <style:table-column-properties style:column-width="3.336cm" style:rel-column-width="12937*"/>
    </style:style>
    <style:style style:name="T4.B" style:family="table-column">
      <style:table-column-properties style:column-width="1.127cm" style:rel-column-width="4371*"/>
    </style:style>
    <style:style style:name="T4.C" style:family="table-column">
      <style:table-column-properties style:column-width="2.367cm" style:rel-column-width="9181*"/>
    </style:style>
    <style:style style:name="T4.D" style:family="table-column">
      <style:table-column-properties style:column-width="1.335cm" style:rel-column-width="5179*"/>
    </style:style>
    <style:style style:name="T4.E" style:family="table-column">
      <style:table-column-properties style:column-width="8.731cm" style:rel-column-width="33867*"/>
    </style:style>
    <style:style style:name="T4.1" style:family="table-row">
      <style:table-row-properties style:min-row-height="0.612cm"/>
    </style:style>
    <style:style style:name="T4.A1" style:family="table-cell">
      <style:table-cell-properties style:vertical-align="middle" fo:padding="0.049cm" fo:border="1pt solid #000000"/>
    </style:style>
    <style:style style:name="T4.B2" style:family="table-cell">
      <style:table-cell-properties style:vertical-align="middle" fo:padding-left="0.3cm" fo:padding-right="0.3cm" fo:padding-top="0.101cm" fo:padding-bottom="0.101cm" fo:border="1pt solid #000000"/>
    </style:style>
    <style:style style:name="T4.3" style:family="table-row">
      <style:table-row-properties style:min-row-height="0.556cm"/>
    </style:style>
    <style:style style:name="표1" style:family="table">
      <style:table-properties style:width="17cm" table:align="margins" table:border-model="collapsing"/>
    </style:style>
    <style:style style:name="표1.A" style:family="table-column">
      <style:table-column-properties style:column-width="3.357cm" style:rel-column-width="12937*"/>
    </style:style>
    <style:style style:name="표1.B" style:family="table-column">
      <style:table-column-properties style:column-width="1.134cm" style:rel-column-width="4371*"/>
    </style:style>
    <style:style style:name="표1.C" style:family="table-column">
      <style:table-column-properties style:column-width="2.381cm" style:rel-column-width="9181*"/>
    </style:style>
    <style:style style:name="표1.D" style:family="table-column">
      <style:table-column-properties style:column-width="1.344cm" style:rel-column-width="5179*"/>
    </style:style>
    <style:style style:name="표1.E" style:family="table-column">
      <style:table-column-properties style:column-width="8.786cm" style:rel-column-width="33867*"/>
    </style:style>
    <style:style style:name="표1.1" style:family="table-row">
      <style:table-row-properties style:min-row-height="0.612cm"/>
    </style:style>
    <style:style style:name="표1.A1" style:family="table-cell">
      <style:table-cell-properties style:vertical-align="middle" fo:padding="0.049cm" fo:border="1pt solid #000000"/>
    </style:style>
    <style:style style:name="표1.B2" style:family="table-cell">
      <style:table-cell-properties style:vertical-align="middle" fo:padding-left="0.3cm" fo:padding-right="0.3cm" fo:padding-top="0.101cm" fo:padding-bottom="0.101cm" fo:border="1pt solid #000000"/>
    </style:style>
    <style:style style:name="표1.3" style:family="table-row">
      <style:table-row-properties style:min-row-height="0.556cm"/>
    </style:style>
    <style:style style:name="P1" style:family="paragraph" style:parent-style-name="Footer">
      <style:paragraph-properties fo:text-align="center" style:justify-single-word="false"/>
    </style:style>
    <style:style style:name="P2" style:family="paragraph" style:parent-style-name="_30_">
      <style:paragraph-properties fo:margin-left="0.954cm" fo:margin-right="0cm" fo:text-align="center" style:justify-single-word="false" fo:text-indent="-0.476cm" style:auto-text-indent="false" style:snap-to-layout-grid="false"/>
    </style:style>
    <style:style style:name="P3" style:family="paragraph" style:parent-style-name="_30_">
      <style:paragraph-properties fo:margin-left="0.954cm" fo:margin-right="0cm" fo:text-indent="-0.476cm" style:auto-text-indent="false" style:snap-to-layout-grid="false"/>
    </style:style>
    <style:style style:name="P4" style:family="paragraph" style:parent-style-name="_30_">
      <style:paragraph-properties fo:margin-left="0.954cm" fo:margin-right="0cm" fo:text-align="center" style:justify-single-word="false" fo:text-indent="-0.476cm" style:auto-text-indent="false" style:snap-to-layout-grid="false"/>
      <style:text-properties fo:font-size="20pt" fo:font-weight="bold" style:font-size-asian="20pt" style:font-weight-asian="bold" style:font-size-complex="20pt" style:font-weight-complex="bold"/>
    </style:style>
    <style:style style:name="P5" style:family="paragraph" style:parent-style-name="_30_">
      <style:paragraph-properties style:snap-to-layout-grid="false"/>
    </style:style>
    <style:style style:name="P6" style:family="paragraph" style:parent-style-name="_30_">
      <style:paragraph-properties fo:line-height="130%" style:snap-to-layout-grid="false"/>
    </style:style>
    <style:style style:name="P7" style:family="paragraph" style:parent-style-name="_30_">
      <style:paragraph-properties fo:text-align="center" style:justify-single-word="false" style:snap-to-layout-grid="false"/>
    </style:style>
    <style:style style:name="P8" style:family="paragraph" style:parent-style-name="_30_">
      <style:paragraph-properties fo:line-height="190%" style:snap-to-layout-grid="false"/>
    </style:style>
    <style:style style:name="P9" style:family="paragraph" style:parent-style-name="_30_">
      <style:paragraph-properties fo:text-align="center" style:justify-single-word="false" style:snap-to-layout-grid="false"/>
      <style:text-properties fo:color="#ff0000" style:font-name="바탕" style:font-name-asian="바탕"/>
    </style:style>
    <style:style style:name="P10" style:family="paragraph" style:parent-style-name="_30_">
      <style:paragraph-properties fo:line-height="130%" style:snap-to-layout-grid="false"/>
      <style:text-properties fo:color="#ff0000" style:font-name="바탕" style:font-name-asian="바탕"/>
    </style:style>
    <style:style style:name="P11"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12" style:family="paragraph" style:parent-style-name="_30_">
      <style:paragraph-properties fo:margin-left="0cm" fo:margin-right="0cm" fo:text-align="center" style:justify-single-word="false" fo:text-indent="1.184cm" style:auto-text-indent="false" style:snap-to-layout-grid="false"/>
    </style:style>
    <style:style style:name="P13" style:family="paragraph" style:parent-style-name="_30_">
      <style:paragraph-properties fo:margin-left="0cm" fo:margin-right="0cm" fo:text-align="end" style:justify-single-word="false" fo:text-indent="1.184cm" style:auto-text-indent="false" style:snap-to-layout-grid="false"/>
    </style:style>
    <style:style style:name="P14" style:family="paragraph" style:parent-style-name="_35_">
      <style:paragraph-properties style:snap-to-layout-grid="false"/>
    </style:style>
    <style:style style:name="P15" style:family="paragraph" style:parent-style-name="_35_">
      <style:paragraph-properties style:snap-to-layout-grid="false"/>
      <style:text-properties style:font-name="바탕" style:font-name-asian="바탕"/>
    </style:style>
    <style:style style:name="P16" style:family="paragraph" style:parent-style-name="_35_">
      <style:paragraph-properties style:snap-to-layout-grid="false"/>
      <style:text-properties style:font-name="바탕" style:font-name-asian="바탕" style:language-asian="ko" style:country-asian="KR"/>
    </style:style>
    <style:style style:name="P17" style:family="paragraph" style:parent-style-name="_30_">
      <style:paragraph-properties fo:margin-left="0.476cm" fo:margin-right="0cm" fo:text-align="end" style:justify-single-word="false" fo:text-indent="0.353cm" style:auto-text-indent="false" style:snap-to-layout-grid="false"/>
    </style:style>
    <style:style style:name="P18" style:family="paragraph" style:parent-style-name="_36_">
      <style:paragraph-properties style:snap-to-layout-grid="false"/>
    </style:style>
    <style:style style:name="P19" style:family="paragraph" style:parent-style-name="_36_">
      <style:paragraph-properties style:snap-to-layout-grid="false"/>
      <style:text-properties style:font-name="바탕" style:font-name-asian="바탕"/>
    </style:style>
    <style:style style:name="P20" style:family="paragraph" style:parent-style-name="_34_">
      <style:paragraph-properties style:snap-to-layout-grid="false"/>
      <style:text-properties style:font-name="바탕" style:font-name-asian="바탕"/>
    </style:style>
    <style:style style:name="P21" style:family="paragraph" style:parent-style-name="_34_">
      <style:paragraph-properties style:snap-to-layout-grid="false"/>
    </style:style>
    <style:style style:name="P22" style:family="paragraph" style:parent-style-name="Table_20_index_20_1">
      <style:paragraph-properties>
        <style:tab-stops>
          <style:tab-stop style:position="17cm" style:type="right" style:leader-style="dotted" style:leader-text="."/>
        </style:tab-stops>
      </style:paragraph-properties>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_30_">
      <style:paragraph-properties style:snap-to-layout-grid="true"/>
      <style:text-properties style:font-name="바탕" style:font-name-asian="바탕"/>
    </style:style>
    <style:style style:name="P25" style:family="paragraph" style:parent-style-name="_30_">
      <style:paragraph-properties style:snap-to-layout-grid="false"/>
    </style:style>
    <style:style style:name="P26" style:family="paragraph" style:parent-style-name="_30_">
      <style:paragraph-properties style:snap-to-layout-grid="false"/>
      <style:text-properties fo:color="#ff0000" style:font-name="바탕" style:font-name-asian="바탕"/>
    </style:style>
    <style:style style:name="P27" style:family="paragraph" style:parent-style-name="_30_">
      <style:paragraph-properties fo:text-align="center" style:justify-single-word="false" style:snap-to-layout-grid="false"/>
      <style:text-properties fo:color="#ff0000" style:font-name="바탕" style:font-name-asian="바탕"/>
    </style:style>
    <style:style style:name="P28" style:family="paragraph" style:parent-style-name="_30_">
      <style:paragraph-properties fo:line-height="130%" style:snap-to-layout-grid="false"/>
      <style:text-properties fo:color="#ff0000" style:font-name="바탕" style:font-name-asian="바탕"/>
    </style:style>
    <style:style style:name="P29" style:family="paragraph" style:parent-style-name="_30_">
      <style:paragraph-properties fo:text-align="center" style:justify-single-word="false" style:snap-to-layout-grid="false"/>
      <style:text-properties fo:color="#ff0000" style:font-name="바탕" fo:font-weight="bold" style:font-name-asian="바탕" style:font-weight-asian="bold"/>
    </style:style>
    <style:style style:name="P30" style:family="paragraph" style:parent-style-name="_30_">
      <style:paragraph-properties fo:text-align="center" style:justify-single-word="false" style:snap-to-layout-grid="false"/>
    </style:style>
    <style:style style:name="P31" style:family="paragraph" style:parent-style-name="_30_">
      <style:paragraph-properties fo:line-height="130%" style:snap-to-layout-grid="false"/>
    </style:style>
    <style:style style:name="P32" style:family="paragraph" style:parent-style-name="_30_" style:master-page-name="Index">
      <style:paragraph-properties style:page-number="1" style:snap-to-layout-grid="true"/>
    </style:style>
    <style:style style:name="P33" style:family="paragraph" style:parent-style-name="_30_">
      <style:paragraph-properties fo:margin-left="0.954cm" fo:margin-right="0cm" fo:line-height="100%" fo:text-indent="-0.476cm" style:auto-text-indent="false" style:snap-to-layout-grid="false"/>
      <style:text-properties fo:color="#ff0000" style:font-name="바탕" style:font-name-asian="한양신명조"/>
    </style:style>
    <style:style style:name="P34" style:family="paragraph" style:parent-style-name="_30_">
      <style:paragraph-properties fo:margin-left="0.954cm" fo:margin-right="0cm" fo:text-indent="-0.476cm" style:auto-text-indent="false" style:snap-to-layout-grid="false"/>
    </style:style>
    <style:style style:name="P35" style:family="paragraph" style:parent-style-name="_34_">
      <style:paragraph-properties style:snap-to-layout-grid="false"/>
      <style:text-properties style:font-name="바탕" style:font-name-asian="바탕"/>
    </style:style>
    <style:style style:name="P36" style:family="paragraph" style:parent-style-name="_35_">
      <style:paragraph-properties style:snap-to-layout-gri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바탕" fo:font-size="12pt" style:font-name-asian="한양신명조" style:font-size-asian="12pt"/>
    </style:style>
    <style:style style:name="T2" style:family="text">
      <style:text-properties style:font-name="바탕" style:font-name-asian="한양신명조"/>
    </style:style>
    <style:style style:name="T3" style:family="text">
      <style:text-properties style:font-name="바탕" style:font-name-asian="바탕"/>
    </style:style>
    <style:style style:name="T4" style:family="text">
      <style:text-properties style:font-name="바탕" style:font-name-asian="바탕" style:language-asian="ko" style:country-asian="KR"/>
    </style:style>
    <style:style style:name="T5" style:family="text">
      <style:text-properties style:font-name="바탕" style:font-name-asian="한양견고딕"/>
    </style:style>
    <style:style style:name="T6" style:family="text">
      <style:text-properties fo:color="#ff0000" style:font-name="바탕" fo:font-size="12pt" style:font-name-asian="한양신명조" style:font-size-asian="12pt"/>
    </style:style>
    <style:style style:name="T7" style:family="text">
      <style:text-properties fo:color="#ff0000" style:font-name="바탕" style:font-name-asian="한양신명조"/>
    </style:style>
    <style:style style:name="T8" style:family="text">
      <style:text-properties fo:color="#ff0000" style:font-name="바탕" style:font-name-asian="바탕"/>
    </style:style>
    <style:style style:name="T9" style:family="text">
      <style:text-properties fo:color="#ff0000" style:font-name="바탕" fo:font-weight="bold" style:font-name-asian="바탕" style:font-weight-asian="bold"/>
    </style:style>
    <style:style style:name="T10" style:family="text">
      <style:text-properties fo:color="#ff0000" style:font-name="바탕" fo:font-size="11pt" fo:font-weight="bold" style:font-name-asian="바탕" style:font-size-asian="11pt" style:language-asian="ko" style:country-asian="KR" style:font-weight-asian="bold"/>
    </style:style>
    <style:style style:name="T11" style:family="text">
      <style:text-properties fo:color="#ff0000" style:font-name="바탕" style:font-name-asian="한양견고딕"/>
    </style:style>
    <style:style style:name="T12" style:family="text">
      <style:text-properties fo:color="#ff0000" style:font-name="한양신명조" style:font-name-asian="한양신명조"/>
    </style:style>
    <style:style style:name="T13" style:family="text">
      <style:text-properties style:language-asian="ko" style:country-asian="KR"/>
    </style:style>
    <style:style style:name="fr1" style:family="graphic" style:parent-style-name="Frame">
      <style:graphic-properties fo:margin-left="0.101cm" fo:margin-right="0.101cm" fo:margin-top="0.101cm" fo:margin-bottom="0.101cm" style:wrap="none" style:vertical-pos="from-top" style:horizontal-pos="from-left" style:horizontal-rel="paragraph-content"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4"><text:span text:style-name="T5">실험 </text:span><text:span text:style-name="T11">7</text:span><text:span text:style-name="T5">. </text:span><text:span text:style-name="T11">ball-mutex</text:span></text:p>
      <text:p text:style-name="P5"/>
      <text:p text:style-name="P12"><text:span text:style-name="T1">학번 : </text:span><text:span text:style-name="T6">0792070</text:span><text:span text:style-name="T1"> 이름 : </text:span><text:span text:style-name="T6">유 창 현</text:span></text:p>
      <text:p text:style-name="P13"/>
      <text:p text:style-name="P13"><text:span text:style-name="T2">실험 검사 완료일 : 20</text:span><text:span text:style-name="T7">12</text:span><text:span text:style-name="T2">년 </text:span><text:span text:style-name="T7">11</text:span><text:span text:style-name="T2">월 </text:span><text:span text:style-name="T7">20</text:span><text:span text:style-name="T2">일</text:span></text:p>
      <text:p text:style-name="P13"><text:span text:style-name="T7">이 보고서를 제출한 날 </text:span><text:span text:style-name="T7">--&gt; </text:span><text:span text:style-name="T2">제출일 </text:span><text:span text:style-name="T2">: 20</text:span><text:span text:style-name="T7">yy</text:span><text:span text:style-name="T2">년 </text:span><text:span text:style-name="T7">mm</text:span><text:span text:style-name="T2">월 </text:span><text:span text:style-name="T7">dd</text:span><text:span text:style-name="T2">일</text:span></text:p>
      <text:p text:style-name="P13"/>
      <text:p text:style-name="P13"><text:span text:style-name="T2">소요 시간 설계 및 계획 : </text:span><text:span text:style-name="T7">3</text:span><text:span text:style-name="T2">시간</text:span></text:p>
      <text:p text:style-name="P13"><text:span text:style-name="T2">소스 구현 : </text:span><text:span text:style-name="T7">2</text:span><text:span text:style-name="T2">시간</text:span></text:p>
      <text:p text:style-name="P13"><text:span text:style-name="T2">소스 Reading : </text:span><text:span text:style-name="T7">1</text:span><text:span text:style-name="T2">시간</text:span></text:p>
      <text:p text:style-name="P13"><text:span text:style-name="T2">디버깅/테스팅 : </text:span><text:span text:style-name="T7">2</text:span><text:span text:style-name="T2">시간</text:span></text:p>
      <text:p text:style-name="P13"><text:span text:style-name="T2">문서 작성 : </text:span><text:span text:style-name="T7">2</text:span><text:span text:style-name="T2">시간 </text:span></text:p>
      <text:p text:style-name="P12"/>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text:soft-page-break/>목차</text:p>
          </text:index-title>
          <text:p text:style-name="P37">1. 실험 개요<text:tab/>1</text:p>
          <text:p text:style-name="P38">1.1 실험의 목적<text:tab/>1</text:p>
          <text:p text:style-name="P38">1.2 사용된 하드웨어 설명<text:tab/>1</text:p>
          <text:p text:style-name="P37">2. 구현 결과<text:tab/>1</text:p>
          <text:p text:style-name="P38">2.1 응용실험 1-A<text:tab/>2</text:p>
          <text:p text:style-name="P39">2.1.1 실험의 구체적인 동작 방법<text:tab/>2</text:p>
          <text:p text:style-name="P39">2.1.2 구현 결과 Pseudo-Code<text:tab/>2</text:p>
          <text:p text:style-name="P39">2.1.3 Test 계획<text:tab/>2</text:p>
          <text:p text:style-name="P39">2.1.4 Test 결과<text:tab/>3</text:p>
          <text:p text:style-name="P37">3. Discussion<text:tab/>3</text:p>
          <text:p text:style-name="P38">3.1 실험 과정에서의 애로 사항<text:tab/>3</text:p>
          <text:p text:style-name="P38">3.2 이번 실험 내용의 활용 방안<text:tab/>4</text:p>
        </text:index-body>
      </text:table-of-content>
      <text:p text:style-name="P24"/>
      <text:p text:style-name="P24"/>
      <text:p text:style-name="P24"/>
      <text:p text:style-name="P32"/>
      <text:p text:style-name="P21"><text:toc-mark-start text:id="IMark182125820" text:outline-level="1"/><text:span text:style-name="T4">1. </text:span><text:span text:style-name="T3">실험 개요</text:span><text:toc-mark-end text:id="IMark182125820"/></text:p>
      <text:p text:style-name="P3"/>
      <text:p text:style-name="P14"><text:toc-mark-start text:id="IMark223922476" text:outline-level="2"/><text:span text:style-name="T4">1.1 </text:span><text:span text:style-name="T3">실험의 목적</text:span><text:toc-mark-end text:id="IMark223922476"/></text:p>
      <text:p text:style-name="P5"><text:span text:style-name="T8">기존의 ball 실험은 ball끼리 겹치면 그냥 겹치는 대로 지워지고 그려져서 모든 ball이 다 그려지는 부분이 없어지기도 한다. 따라서 겹치는 부분에 세마포어를 주어 겹쳐서 그려지는 부분이 없어지게, 모든 ball이 다 그려지게 하는 것이 이번 실험의 목적이다.</text:span></text:p>
      <text:p text:style-name="P17"/>
      <text:p text:style-name="P16"><text:toc-mark-start text:id="IMark223922476" text:outline-level="2"/>1.2 사용된 하드웨어 설명<text:toc-mark-end text:id="IMark223922476"/></text:p>
      <text:p text:style-name="P3"/>
      <text:p text:style-name="P26">그래픽은 지난 ball 실험과 같다. 닌텐도 LCD Frame Buffer에 픽셀 값을 써서 화면에 점을 찍는다. 이 점을 연속으로 한 부분에만 찍게 되면 상자를 볼 수 있다. 닌텐도 LCD 화면의 크기는 256 x 192 (가로 x 세로)이며 한 픽셀은 16비트, RGB 각각 5비트씩(0~31) 매크로로 색을 지정한다.</text:p>
      <text:p text:style-name="P26">세마포어는 크기가 1인 큐를 이용해 구현해 있는 라이브러리를 그대로 쓴 것이다. 각 겹치는 부분에 대해서는 좌표위치에 따라 세마포어를 각각 만들어 각 태스크가 그 위치에 가게 되면 하나의 태스크에게 가지게 하여 하나의 태스크에게만 수행하게 한다.</text:p>
      <text:p text:style-name="P26"/>
      <text:p text:style-name="P26"/>
      <text:p text:style-name="P26"/>
      <text:p text:style-name="P26"/>
      <text:p text:style-name="P26"/>
      <text:p text:style-name="P3"/>
      <text:p text:style-name="P20"><text:toc-mark-start text:id="IMark223922476" text:outline-level="1"/><text:span text:style-name="T13">2. </text:span>구현 결과<text:toc-mark-end text:id="IMark223922476"/></text:p>
      <text:p text:style-name="P3"/>
      <text:p text:style-name="P5"><text:span text:style-name="T8">처음에 R키를 누르면 현재 좌표가 어딘지 체크를 한 후에 처음에 세마포어를 가지게 되는 태스크가 해당 좌표에 ball을 그리게 되고, 그 곳에 들어갈 또 다른 태스크는 지정한 시간까지 기다리게 된다. 그 자리를 벗어나면 세마포어를 놓게되어 들어가려는 또 다른 태스크가 그곳에 ball을 그리게 된다.</text:span></text:p>
      <text:p text:style-name="P3"/>
      <text:p text:style-name="P14"><text:soft-page-break/><text:toc-mark-start text:id="IMark217190100" text:outline-level="2"/><text:span text:style-name="T4">2.1 </text:span><text:span text:style-name="T3">응용실험 1-A</text:span><text:toc-mark-end text:id="IMark217190100"/></text:p>
      <text:p text:style-name="P3"/>
      <text:p text:style-name="P19"><text:toc-mark-start text:id="IMark177991572" text:outline-level="3"/><text:span text:style-name="T13">2.1.1 </text:span>실험의 구체적인 동작 방법<text:toc-mark-end text:id="IMark177991572"/></text:p>
      <text:p text:style-name="P3"/>
      <text:p text:style-name="P3"><text:span text:style-name="T7">ball을 그리는 방식은 지난 번과 같고, 화면 끝에 가게 되면 다시 반사되어 움직인다. 단지 ball끼리 겹치는 부분에서 R 키를 누르면 들어가려는 태스크(이 실험에서는 2개 뿐임)중 하나가 세마포어를 가지게 되어 하나의 태스크만 해당 좌표에 ball을 그리고 지나간 후에 들어가려는 또 다른 태스크가 그 곳에 ball을 그리게 된다. 그런 곳이 ball이 6개가 한 줄에서만 움직이고 3개씩 같은 방향으로 움직이므로 9개의 점에서 겹치게 되어 9개의 세마포어가 필요하다.</text:span></text:p>
      <text:p text:style-name="P2"/>
      <text:p text:style-name="P18"><text:toc-mark-start text:id="IMark217190100" text:outline-level="3"/><text:span text:style-name="T4">2.1.2 </text:span><text:span text:style-name="T3">구현 결과 Pseudo-Code</text:span><text:toc-mark-end text:id="IMark217190100"/></text:p>
      <text:p text:style-name="P3"/>
      <text:p text:style-name="P33">Ball_Task() {</text:p>
      <text:p text:style-name="P33"><text:tab/>initialize present task’s x, y point by initial direction</text:p>
      <text:p text:style-name="P33"><text:tab/>while(1){</text:p>
      <text:p text:style-name="P33"><text:tab/><text:tab/>if(KEY_R is pressed){</text:p>
      <text:p text:style-name="P33"><text:tab/><text:tab/><text:tab/>if(present point is overlap point)</text:p>
      <text:p text:style-name="P33"><text:tab/><text:tab/><text:tab/><text:tab/>SemaphoreTake()</text:p>
      <text:p text:style-name="P33"><text:tab/><text:tab/>draw box func()</text:p>
      <text:p text:style-name="P33"><text:tab/><text:tab/>wait(each task’s delay)</text:p>
      <text:p text:style-name="P33"/>
      <text:p text:style-name="P33"><text:tab/><text:tab/>previous point update to present point</text:p>
      <text:p text:style-name="P33"/>
      <text:p text:style-name="P33"><text:tab/><text:tab/>if(previous point is overlap point)</text:p>
      <text:p text:style-name="P33"><text:tab/><text:tab/><text:tab/>SemaphoreGive()</text:p>
      <text:p text:style-name="P33"/>
      <text:p text:style-name="P33"><text:tab/><text:tab/>update present point</text:p>
      <text:p text:style-name="P33">}</text:p>
      <text:p text:style-name="P18"><text:toc-mark-start text:id="IMark220533492" text:outline-level="3"/><text:span text:style-name="T4">2.1.3 </text:span><text:span text:style-name="T3">Test 계획</text:span><text:toc-mark-end text:id="IMark220533492"/></text:p>
      <text:p text:style-name="P3"/>
      <text:p text:style-name="P3"><text:span text:style-name="T7">R 키를 누르고 있으면 ball 들이 겹치는 부분에서 둘 중에 하나가 기다렸다가 움직이고, 화면에서 사라지는 ball 은 없어야 한다.</text:span></text:p>
      <text:p text:style-name="P3"><text:span text:style-name="T7"/></text:p>
      <text:p text:style-name="P3"><text:span text:style-name="T7"/></text:p>
      <text:p text:style-name="P5"/>
      <text:p text:style-name="P18"><text:soft-page-break/><text:toc-mark-start text:id="IMark217190100" text:outline-level="3"/><text:span text:style-name="T4">2.1.4 </text:span><text:span text:style-name="T3">Test 결과</text:span><text:toc-mark-end text:id="IMark217190100"/></text:p>
      <text:p text:style-name="P3"><text:span text:style-name="T7"/></text:p>
      <text:p text:style-name="P3"><draw:frame draw:style-name="fr1" draw:name="4" text:anchor-type="as-char" svg:y="-3.561cm" svg:width="16.896cm" draw:z-index="0"><draw:text-box fo:min-height="3.561cm"><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9">E7-T-1</text:p></table:table-cell><table:table-cell table:style-name="T4.A1" office:value-type="string"><text:p text:style-name="P11">일시</text:p></table:table-cell><table:table-cell table:style-name="T4.A1" office:value-type="string"><text:p text:style-name="P9">2012/11/18</text:p></table:table-cell><table:table-cell table:style-name="T4.A1" office:value-type="string"><text:p text:style-name="P11">증상</text:p></table:table-cell><table:table-cell table:style-name="T4.A1" office:value-type="string"><text:p text:style-name="P9">Ball 들의 겹치는 현상 발생</text:p></table:table-cell></table:table-row><table:table-row table:style-name="T4.1"><table:table-cell table:style-name="T4.A1" office:value-type="string"><text:p text:style-name="P7"><text:span text:style-name="T9">에러 환경 </text:span><text:span text:style-name="T9">/ </text:span><text:span text:style-name="T9">명령</text:span></text:p></table:table-cell><table:table-cell table:style-name="T4.B2" table:number-columns-spanned="4" office:value-type="string"><text:p text:style-name="P6"><text:span text:style-name="T8">Ball 들이 그려지기 전에 세마포어를 이용해 조건을 설정</text:span></text:p></table:table-cell><table:covered-table-cell/><table:covered-table-cell/><table:covered-table-cell/></table:table-row><table:table-row table:style-name="T4.3"><table:table-cell table:style-name="T4.A1" office:value-type="string"><text:p text:style-name="P11">현상</text:p></table:table-cell><table:table-cell table:style-name="T4.B2" table:number-columns-spanned="4" office:value-type="string"><text:p text:style-name="P10">R키를 눌러도 겹치는 현상 발생</text:p></table:table-cell><table:covered-table-cell/><table:covered-table-cell/><table:covered-table-cell/></table:table-row><table:table-row table:style-name="T4.3"><table:table-cell table:style-name="T4.A1" office:value-type="string"><text:p text:style-name="P11">원인 예상</text:p></table:table-cell><table:table-cell table:style-name="T4.B2" table:number-columns-spanned="4" office:value-type="string"><text:p text:style-name="P6"><text:span text:style-name="T8">조건이 들어맞지 않음. 2차원 배열로 위치와 매치를 시켜 수행했지만 제대로 되지 않음.</text:span></text:p></table:table-cell><table:covered-table-cell/><table:covered-table-cell/><table:covered-table-cell/></table:table-row><table:table-row table:style-name="T4.1"><table:table-cell table:style-name="T4.A1" office:value-type="string"><text:p text:style-name="P7"><text:span text:style-name="T9">원인 </text:span><text:span text:style-name="T9">/ </text:span><text:span text:style-name="T9">수정 방법</text:span></text:p></table:table-cell><table:table-cell table:style-name="T4.B2" table:number-columns-spanned="4" office:value-type="string"><text:p text:style-name="P6"><text:span text:style-name="T8">배열을 1차원으로 바꾸고 일일이 좌표에 따라 세마포어 설정</text:span></text:p></table:table-cell><table:covered-table-cell/><table:covered-table-cell/><table:covered-table-cell/></table:table-row><table:table-row table:style-name="T4.1"><table:table-cell table:style-name="T4.A1" office:value-type="string"><text:p text:style-name="P11">TODO</text:p></table:table-cell><table:table-cell table:style-name="T4.B2" table:number-columns-spanned="4" office:value-type="string"><text:p text:style-name="P10">일일이 하는것을 정리하느라 2차원으로 했지만 뭔가 맞지 않는 부분이 생겼다. <text:s/>고차원 배열에 대해서는 더욱 공부해야겠다.</text:p></table:table-cell><table:covered-table-cell/><table:covered-table-cell/><table:covered-table-cell/></table:table-row></table:table></draw:text-box></draw:frame></text:p>
      <text:p text:style-name="P5"/>
      <text:p text:style-name="P14"/>
      <table:table table:name="표1" table:style-name="표1">
        <table:table-column table:style-name="표1.A"/>
        <table:table-column table:style-name="표1.B"/>
        <table:table-column table:style-name="표1.C"/>
        <table:table-column table:style-name="표1.D"/>
        <table:table-column table:style-name="표1.E"/>
        <table:table-row table:style-name="표1.1">
          <table:table-cell table:style-name="표1.A1" office:value-type="string">
            <text:p text:style-name="P9">E7-T-2</text:p>
          </table:table-cell>
          <table:table-cell table:style-name="표1.A1" office:value-type="string">
            <text:p text:style-name="P11">일시</text:p>
          </table:table-cell>
          <table:table-cell table:style-name="표1.A1" office:value-type="string">
            <text:p text:style-name="P9">2012/11/18</text:p>
          </table:table-cell>
          <table:table-cell table:style-name="표1.A1" office:value-type="string">
            <text:p text:style-name="P11">증상</text:p>
          </table:table-cell>
          <table:table-cell table:style-name="표1.A1" office:value-type="string">
            <text:p text:style-name="P9">Ball들의 이상한 출력</text:p>
          </table:table-cell>
        </table:table-row>
        <table:table-row table:style-name="표1.1">
          <table:table-cell table:style-name="표1.A1" office:value-type="string">
            <text:p text:style-name="P7"><text:span text:style-name="T9">에러 환경 / 명령</text:span></text:p>
          </table:table-cell>
          <table:table-cell table:style-name="표1.B2" table:number-columns-spanned="4" office:value-type="string">
            <text:p text:style-name="P6"><text:span text:style-name="T8">이전 실험에 했던 것과는 달리 이번엔 하나의 태스크에서 모두 그리도록 했다.</text:span></text:p>
          </table:table-cell>
          <table:covered-table-cell/>
          <table:covered-table-cell/>
          <table:covered-table-cell/>
        </table:table-row>
        <table:table-row table:style-name="표1.3">
          <table:table-cell table:style-name="표1.A1" office:value-type="string">
            <text:p text:style-name="P11">현상</text:p>
          </table:table-cell>
          <table:table-cell table:style-name="표1.B2" table:number-columns-spanned="4" office:value-type="string">
            <text:p text:style-name="P10">Ball들이 각자의 자리에 있지 않고 설명하기 이상한 출력을 냄. 결국은 없어짐.</text:p>
          </table:table-cell>
          <table:covered-table-cell/>
          <table:covered-table-cell/>
          <table:covered-table-cell/>
        </table:table-row>
        <table:table-row table:style-name="표1.3">
          <table:table-cell table:style-name="표1.A1" office:value-type="string">
            <text:p text:style-name="P11">원인 예상</text:p>
          </table:table-cell>
          <table:table-cell table:style-name="표1.B2" table:number-columns-spanned="4" office:value-type="string">
            <text:p text:style-name="P6"><text:span text:style-name="T8">이동 방향에 대한 좌표값 수정 조건이 이상하게 동작했다.</text:span></text:p>
          </table:table-cell>
          <table:covered-table-cell/>
          <table:covered-table-cell/>
          <table:covered-table-cell/>
        </table:table-row>
        <table:table-row table:style-name="표1.1">
          <table:table-cell table:style-name="표1.A1" office:value-type="string">
            <text:p text:style-name="P7"><text:span text:style-name="T9">원인 / 수정 방법</text:span></text:p>
          </table:table-cell>
          <table:table-cell table:style-name="표1.B2" table:number-columns-spanned="4" office:value-type="string">
            <text:p text:style-name="P6"><text:span text:style-name="T8">방향에 대한 조건을 철저히 하고, 그 안에 각 화면 끝에 가게 되면 방향을 바꾸는 조건을 추가하여, 각 태스크가 서로의 조건을 가지지 못하게 했다.</text:span></text:p>
          </table:table-cell>
          <table:covered-table-cell/>
          <table:covered-table-cell/>
          <table:covered-table-cell/>
        </table:table-row>
      </table:table>
      <text:p text:style-name="P20"><text:toc-mark-end text:id="IMark217190100"/><text:toc-mark-start text:id="IMark217190100" text:outline-level="1"/><text:span text:style-name="T13"/></text:p>
      <text:p text:style-name="P20"><text:toc-mark-start text:id="IMark220533492" text:outline-level="1"/><text:span text:style-name="T13">3. </text:span>Discussion<text:toc-mark-end text:id="IMark220533492"/></text:p>
      <text:p text:style-name="P8"/>
      <text:p text:style-name="P14"><text:toc-mark-start text:id="IMark176027668" text:outline-level="2"/><text:span text:style-name="T4">3.1 </text:span><text:span text:style-name="T3">실험 과정에서의 애로 사항</text:span><text:toc-mark-end text:id="IMark176027668"/></text:p>
      <text:p text:style-name="P5"><text:span text:style-name="T12">이전 ball 실험만 했을 때는 그리는 함수를 2개, 세로 함수와 가로 함수로 나누어 수행해서 조건을 조금 단순하게 만들었는데, 이제 생각해보니 겹치는 부분이 상당히 많았던 것 같다. 이번 실험에서는 x, y 좌표를 써서 하기 때문에 각 방향에 따라 각 좌표를 하나씩만 고치게 하여 만드는것이 조금 어렵게 느껴졌던 것 같다. 그리고 중요한 세마포어를 생성하고 쓰는데에서, 기존의 자료형에 대해서는 그나마 배열 만들어 쓰는 것이 쉬웠지만, 새로운 것인 세마포어를 배열로 만들어 쓰려니 헷갈리기도 하여 일일이 만든게 가장 마음에 들지 않는 부분이다. 세마포어를 가지거나 반납하는 것은 만들어진 함수를 쓰므로 쉬웠지만.</text:span></text:p>
      <text:p text:style-name="P5"><text:span text:style-name="T12"/></text:p>
      <text:p text:style-name="P5"/>
      <text:p text:style-name="P15"><text:soft-page-break/><text:toc-mark-start text:id="IMark223779028" text:outline-level="2"/><text:span text:style-name="T13">3.2 </text:span>이번 실험 내용의 활용 방안<text:toc-mark-end text:id="IMark223779028"/></text:p>
      <text:p text:style-name="P5"/>
      <text:p text:style-name="P5"><text:span text:style-name="T12">세마포어는 하나의 리소스를 여러 태스크가 쓸 때 쓰는 것이다. 여기서는 눈에 보이는 한 그래픽 부분에 대해 세마포어를 적용했는데, 이런 경우는 처음이었던 것 같다. 내부적으로는 값을 가지고 조건을 걸었지만 겉으로 보이게 되는 부분이 새로웠다. 기존에 배웠던 세마포어는 단순히 눈에 보이지 않는 자원이나 코드의 일부분이었는데 말이다.</text:span></text:p>
      <text:p text:style-name="P5"><text:span text:style-name="T12">이번 실험을 통해서 그래픽적인 부분을 공통적으로 사용하게 되는 것에 대해 세마포어를 사용하는 것이 사용자로 하여금 보여지는 것에 대해 얼마나 유용하게 쓰이는 지를 알게 된 것 같다. 특히나 화면에 표시하게 되는 것에는 마구잡이로 출력되게 되면 엄청난 혼란을 야기하게 될 것이다. 한번에 하나의 기능에 대한 출력 표시, 예를 들면, 요즘 많이 쓰이는 에어컨의 리모콘은 보통 정보를 숫자 등으로 표시해준다. 단순히 하나의 정보만 출력해 주지만 해당 부분을 여러 기능이 한번에 쓴다면 이런 세마포어로 태스크를 제어하여 유용하게 쓰일 것이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_30_" style:display-name="0" style:family="paragraph" style:class="text">
      <style:paragraph-properties fo:line-height="160%" fo:text-align="start" style:justify-single-word="false" fo:padding="0cm"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cm"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cm"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cm"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801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1-20T08:20:28</dc:date>
    <dc:language>euc-KR</dc:language>
    <meta:print-date/>
    <dc:subject/>
    <dc:description>


</dc:description>
    <meta:keyword>

</meta:keyword>
    <meta:editing-duration>PT02H04M59S</meta:editing-duration>
    <meta:editing-cycles>3</meta:editing-cycles>
    <meta:document-statistic meta:table-count="2" meta:image-count="0" meta:object-count="0" meta:page-count="6" meta:paragraph-count="86" meta:word-count="779" meta:character-count="3186" meta:non-whitespace-character-count="2466"/>
  </office:meta>
</office:document-meta>
</file>